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Gray Hand</text:p>
          </table:table-cell>
          <table:table-cell office:value-type="string" calcext:value-type="string">
            <text:p>Gray Boar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pecte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4]+[.D4])/2" office:value-type="float" office:value="255" calcext:value-type="float">
            <text:p>255</text:p>
          </table:table-cell>
          <table:table-cell table:formula="of:=[.E4] /( -0.0829535427*[.E4] + 1.956057028*SQRT([.E4]) - 9.511188417)" office:value-type="float" office:value="446.284771649364" calcext:value-type="float">
            <text:p>446.284771649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5]+[.D5])/2" office:value-type="float" office:value="255" calcext:value-type="float">
            <text:p>255</text:p>
          </table:table-cell>
          <table:table-cell table:formula="of:=[.E5] /( -0.0829535427*[.E5] + 1.956057028*SQRT([.E5]) - 9.511188417)" office:value-type="float" office:value="446.284771649364" calcext:value-type="float">
            <text:p>446.284771649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6]+[.D6])/2" office:value-type="float" office:value="255" calcext:value-type="float">
            <text:p>255</text:p>
          </table:table-cell>
          <table:table-cell table:formula="of:=[.E6] /( -0.0829535427*[.E6] + 1.956057028*SQRT([.E6]) - 9.511188417)" office:value-type="float" office:value="446.284771649364" calcext:value-type="float">
            <text:p>446.284771649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7]+[.D7])/2" office:value-type="float" office:value="255" calcext:value-type="float">
            <text:p>255</text:p>
          </table:table-cell>
          <table:table-cell table:formula="of:=[.E7] /( -0.0829535427*[.E7] + 1.956057028*SQRT([.E7]) - 9.511188417)" office:value-type="float" office:value="446.284771649364" calcext:value-type="float">
            <text:p>446.284771649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8]+[.D8])/2" office:value-type="float" office:value="255" calcext:value-type="float">
            <text:p>255</text:p>
          </table:table-cell>
          <table:table-cell table:formula="of:=[.E8] /( -0.0829535427*[.E8] + 1.956057028*SQRT([.E8]) - 9.511188417)" office:value-type="float" office:value="446.284771649364" calcext:value-type="float">
            <text:p>446.284771649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9]+[.D9])/2" office:value-type="float" office:value="255" calcext:value-type="float">
            <text:p>255</text:p>
          </table:table-cell>
          <table:table-cell table:formula="of:=[.E9] /( -0.0829535427*[.E9] + 1.956057028*SQRT([.E9]) - 9.511188417)" office:value-type="float" office:value="446.284771649364" calcext:value-type="float">
            <text:p>446.2847716494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10]+[.D10])/2" office:value-type="float" office:value="255" calcext:value-type="float">
            <text:p>255</text:p>
          </table:table-cell>
          <table:table-cell table:formula="of:=[.E10] /( -0.0829535427*[.E10] + 1.956057028*SQRT([.E10]) - 9.511188417)" office:value-type="float" office:value="446.284771649364" calcext:value-type="float">
            <text:p>446.2847716494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([.C11]+[.D11])/2" office:value-type="float" office:value="255" calcext:value-type="float">
            <text:p>255</text:p>
          </table:table-cell>
          <table:table-cell table:formula="of:=[.E11] /( -0.0829535427*[.E11] + 1.956057028*SQRT([.E11]) - 9.511188417)" office:value-type="float" office:value="446.284771649364" calcext:value-type="float">
            <text:p>446.2847716494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 table:formula="of:=([.C12]+[.D12])/2" office:value-type="float" office:value="173.5" calcext:value-type="float">
            <text:p>173.5</text:p>
          </table:table-cell>
          <table:table-cell table:formula="of:=[.E12] /( -0.0829535427*[.E12] + 1.956057028*SQRT([.E12]) - 9.511188417)" office:value-type="float" office:value="93.2075352910005" calcext:value-type="float">
            <text:p>93.20753529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([.C13]+[.D13])/2" office:value-type="float" office:value="98.5" calcext:value-type="float">
            <text:p>98.5</text:p>
          </table:table-cell>
          <table:table-cell table:formula="of:=[.E13] /( -0.0829535427*[.E13] + 1.956057028*SQRT([.E13]) - 9.511188417)" office:value-type="float" office:value="56.8969723174559" calcext:value-type="float">
            <text:p>56.89697231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table:formula="of:=([.C14]+[.D14])/2" office:value-type="float" office:value="115" calcext:value-type="float">
            <text:p>115</text:p>
          </table:table-cell>
          <table:table-cell table:formula="of:=[.E14] /( -0.0829535427*[.E14] + 1.956057028*SQRT([.E14]) - 9.511188417)" office:value-type="float" office:value="59.7238508456759" calcext:value-type="float">
            <text:p>59.723850845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([.C15]+[.D15])/2" office:value-type="float" office:value="129.5" calcext:value-type="float">
            <text:p>129.5</text:p>
          </table:table-cell>
          <table:table-cell table:formula="of:=[.E15] /( -0.0829535427*[.E15] + 1.956057028*SQRT([.E15]) - 9.511188417)" office:value-type="float" office:value="64.5602371050253" calcext:value-type="float">
            <text:p>64.560237105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formula="of:=([.C16]+[.D16])/2" office:value-type="float" office:value="141.5" calcext:value-type="float">
            <text:p>141.5</text:p>
          </table:table-cell>
          <table:table-cell table:formula="of:=[.E16] /( -0.0829535427*[.E16] + 1.956057028*SQRT([.E16]) - 9.511188417)" office:value-type="float" office:value="70.0869227584801" calcext:value-type="float">
            <text:p>70.086922758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formula="of:=([.C17]+[.D17])/2" office:value-type="float" office:value="150.5" calcext:value-type="float">
            <text:p>150.5</text:p>
          </table:table-cell>
          <table:table-cell table:formula="of:=[.E17] /( -0.0829535427*[.E17] + 1.956057028*SQRT([.E17]) - 9.511188417)" office:value-type="float" office:value="75.2159208849097" calcext:value-type="float">
            <text:p>75.2159208849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formula="of:=([.C18]+[.D18])/2" office:value-type="float" office:value="157.5" calcext:value-type="float">
            <text:p>157.5</text:p>
          </table:table-cell>
          <table:table-cell table:formula="of:=[.E18] /( -0.0829535427*[.E18] + 1.956057028*SQRT([.E18]) - 9.511188417)" office:value-type="float" office:value="79.8702002456387" calcext:value-type="float">
            <text:p>79.870200245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formula="of:=([.C19]+[.D19])/2" office:value-type="float" office:value="163.5" calcext:value-type="float">
            <text:p>163.5</text:p>
          </table:table-cell>
          <table:table-cell table:formula="of:=[.E19] /( -0.0829535427*[.E19] + 1.956057028*SQRT([.E19]) - 9.511188417)" office:value-type="float" office:value="84.3894951462766" calcext:value-type="float">
            <text:p>84.3894951463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table:formula="of:=([.C20]+[.D20])/2" office:value-type="float" office:value="169.5" calcext:value-type="float">
            <text:p>169.5</text:p>
          </table:table-cell>
          <table:table-cell table:formula="of:=[.E20] /( -0.0829535427*[.E20] + 1.956057028*SQRT([.E20]) - 9.511188417)" office:value-type="float" office:value="89.4687539105193" calcext:value-type="float">
            <text:p>89.468753910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table:formula="of:=([.C21]+[.D21])/2" office:value-type="float" office:value="173.5" calcext:value-type="float">
            <text:p>173.5</text:p>
          </table:table-cell>
          <table:table-cell table:formula="of:=[.E21] /( -0.0829535427*[.E21] + 1.956057028*SQRT([.E21]) - 9.511188417)" office:value-type="float" office:value="93.2075352910005" calcext:value-type="float">
            <text:p>93.207535291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table:formula="of:=([.C22]+[.D22])/2" office:value-type="float" office:value="178.5" calcext:value-type="float">
            <text:p>178.5</text:p>
          </table:table-cell>
          <table:table-cell table:formula="of:=[.E22] /( -0.0829535427*[.E22] + 1.956057028*SQRT([.E22]) - 9.511188417)" office:value-type="float" office:value="98.3315351034059" calcext:value-type="float">
            <text:p>98.331535103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table:formula="of:=([.C23]+[.D23])/2" office:value-type="float" office:value="182.5" calcext:value-type="float">
            <text:p>182.5</text:p>
          </table:table-cell>
          <table:table-cell table:formula="of:=[.E23] /( -0.0829535427*[.E23] + 1.956057028*SQRT([.E23]) - 9.511188417)" office:value-type="float" office:value="102.836289639338" calcext:value-type="float">
            <text:p>102.8362896393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formula="of:=([.C24]+[.D24])/2" office:value-type="float" office:value="188.5" calcext:value-type="float">
            <text:p>188.5</text:p>
          </table:table-cell>
          <table:table-cell table:formula="of:=[.E24] /( -0.0829535427*[.E24] + 1.956057028*SQRT([.E24]) - 9.511188417)" office:value-type="float" office:value="110.375091251949" calcext:value-type="float">
            <text:p>110.375091252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table:formula="of:=([.C25]+[.D25])/2" office:value-type="float" office:value="190" calcext:value-type="float">
            <text:p>190</text:p>
          </table:table-cell>
          <table:table-cell table:formula="of:=[.E25] /( -0.0829535427*[.E25] + 1.956057028*SQRT([.E25]) - 9.511188417)" office:value-type="float" office:value="112.424445207911" calcext:value-type="float">
            <text:p>112.4244452079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([.C26]+[.D26])/2" office:value-type="float" office:value="193" calcext:value-type="float">
            <text:p>193</text:p>
          </table:table-cell>
          <table:table-cell table:formula="of:=[.E26] /( -0.0829535427*[.E26] + 1.956057028*SQRT([.E26]) - 9.511188417)" office:value-type="float" office:value="116.743953533894" calcext:value-type="float">
            <text:p>116.7439535339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formula="of:=([.C27]+[.D27])/2" office:value-type="float" office:value="196" calcext:value-type="float">
            <text:p>196</text:p>
          </table:table-cell>
          <table:table-cell table:formula="of:=[.E27] /( -0.0829535427*[.E27] + 1.956057028*SQRT([.E27]) - 9.511188417)" office:value-type="float" office:value="121.383604206199" calcext:value-type="float">
            <text:p>121.3836042062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table:formula="of:=([.C28]+[.D28])/2" office:value-type="float" office:value="202" calcext:value-type="float">
            <text:p>202</text:p>
          </table:table-cell>
          <table:table-cell table:formula="of:=[.E28] /( -0.0829535427*[.E28] + 1.956057028*SQRT([.E28]) - 9.511188417)" office:value-type="float" office:value="131.768653449489" calcext:value-type="float">
            <text:p>131.7686534495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formula="of:=([.C29]+[.D29])/2" office:value-type="float" office:value="205" calcext:value-type="float">
            <text:p>205</text:p>
          </table:table-cell>
          <table:table-cell table:formula="of:=[.E29] /( -0.0829535427*[.E29] + 1.956057028*SQRT([.E29]) - 9.511188417)" office:value-type="float" office:value="137.601453336336" calcext:value-type="float">
            <text:p>137.6014533363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table:formula="of:=([.C30]+[.D30])/2" office:value-type="float" office:value="208" calcext:value-type="float">
            <text:p>208</text:p>
          </table:table-cell>
          <table:table-cell table:formula="of:=[.E30] /( -0.0829535427*[.E30] + 1.956057028*SQRT([.E30]) - 9.511188417)" office:value-type="float" office:value="143.931652933209" calcext:value-type="float">
            <text:p>143.9316529332</text:p>
          </table:table-cell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table:formula="of:=([.C31]+[.D31])/2" office:value-type="float" office:value="210" calcext:value-type="float">
            <text:p>210</text:p>
          </table:table-cell>
          <table:table-cell table:formula="of:=[.E31] /( -0.0829535427*[.E31] + 1.956057028*SQRT([.E31]) - 9.511188417)" office:value-type="float" office:value="148.459526081532" calcext:value-type="float">
            <text:p>148.459526081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table:formula="of:=([.C32]+[.D32])/2" office:value-type="float" office:value="211.5" calcext:value-type="float">
            <text:p>211.5</text:p>
          </table:table-cell>
          <table:table-cell table:formula="of:=[.E32] /( -0.0829535427*[.E32] + 1.956057028*SQRT([.E32]) - 9.511188417)" office:value-type="float" office:value="152.032265350557" calcext:value-type="float">
            <text:p>152.0322653506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([.C33]+[.D33])/2" office:value-type="float" office:value="222" calcext:value-type="float">
            <text:p>222</text:p>
          </table:table-cell>
          <table:table-cell table:formula="of:=[.E33] /( -0.0829535427*[.E33] + 1.956057028*SQRT([.E33]) - 9.511188417)" office:value-type="float" office:value="182.308156499571" calcext:value-type="float">
            <text:p>182.3081564996</text:p>
          </table:table-cell>
          <table:table-cell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formula="of:=([.C34]+[.D34])/2" office:value-type="float" office:value="226.5" calcext:value-type="float">
            <text:p>226.5</text:p>
          </table:table-cell>
          <table:table-cell table:formula="of:=[.E34] /( -0.0829535427*[.E34] + 1.956057028*SQRT([.E34]) - 9.511188417)" office:value-type="float" office:value="198.97569784664" calcext:value-type="float">
            <text:p>198.9756978466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formula="of:=([.C35]+[.D35])/2" office:value-type="float" office:value="230.5" calcext:value-type="float">
            <text:p>230.5</text:p>
          </table:table-cell>
          <table:table-cell table:formula="of:=[.E35] /( -0.0829535427*[.E35] + 1.956057028*SQRT([.E35]) - 9.511188417)" office:value-type="float" office:value="216.366762891586" calcext:value-type="float">
            <text:p>216.3667628916</text:p>
          </table:table-cell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237" calcext:value-type="float">
            <text:p>237</text:p>
          </table:table-cell>
          <table:table-cell table:formula="of:=([.C36]+[.D36])/2" office:value-type="float" office:value="237" calcext:value-type="float">
            <text:p>237</text:p>
          </table:table-cell>
          <table:table-cell table:formula="of:=[.E36] /( -0.0829535427*[.E36] + 1.956057028*SQRT([.E36]) - 9.511188417)" office:value-type="float" office:value="251.609145408293" calcext:value-type="float">
            <text:p>251.6091454083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Han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38:49.436909602</meta:creation-date>
    <dc:date>2018-03-28T19:13:58.003460085</dc:date>
    <meta:editing-duration>PT14M45S</meta:editing-duration>
    <meta:editing-cycles>4</meta:editing-cycles>
    <meta:generator>LibreOffice/5.1.6.2$Linux_X86_64 LibreOffice_project/10m0$Build-2</meta:generator>
    <meta:document-statistic meta:table-count="1" meta:cell-count="210" meta:object-count="0"/>
  </office:meta>
</office:document-meta>
</file>